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j-ea" svg:font-family="+mj-ea" style:font-family-generic="roman"/>
    <style:font-face style:name="FreeSans1" svg:font-family="FreeSans" style:font-family-generic="swiss"/>
    <style:font-face style:name="mono" svg:font-family="mono" style:font-adornments="Normalus" style:font-pitch="fixed"/>
    <style:font-face style:name="Courier New" svg:font-family="'Courier New'"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3pt" fo:language="lt" fo:country="LT" style:font-size-asian="13pt" style:font-size-complex="13pt"/>
    </style:style>
    <style:style style:name="P3" style:family="paragraph" style:parent-style-name="Standard">
      <style:paragraph-properties fo:text-align="center" style:justify-single-word="false"/>
      <style:text-properties fo:font-size="16pt" fo:language="lt" fo:country="LT" fo:font-weight="bold" style:font-size-asian="16pt" style:font-weight-asian="bold" style:font-size-complex="16pt"/>
    </style:style>
    <style:style style:name="P4" style:family="paragraph" style:parent-style-name="Standard">
      <style:text-properties fo:language="lt" fo:country="LT"/>
    </style:style>
    <style:style style:name="P5" style:family="paragraph" style:parent-style-name="Standard">
      <style:paragraph-properties fo:text-align="center" style:justify-single-word="false"/>
      <style:text-properties fo:language="lt" fo:country="LT"/>
    </style:style>
    <style:style style:name="P6" style:family="paragraph" style:parent-style-name="Standard">
      <style:paragraph-properties fo:text-align="end" style:justify-single-word="false"/>
      <style:text-properties fo:language="lt" fo:country="LT"/>
    </style:style>
    <style:style style:name="P7" style:family="paragraph" style:parent-style-name="Standard">
      <style:paragraph-properties fo:text-align="center" style:justify-single-word="false"/>
      <style:text-properties fo:font-size="18pt" fo:language="lt" fo:country="LT" fo:font-weight="bold" style:font-size-asian="18pt" style:font-weight-asian="bold" style:font-size-complex="18pt"/>
    </style:style>
    <style:style style:name="P8" style:family="paragraph" style:parent-style-name="Standard">
      <style:paragraph-properties fo:text-align="center" style:justify-single-word="false"/>
      <style:text-properties fo:font-size="14pt" fo:language="lt" fo:country="LT" style:font-size-asian="14pt" style:font-size-complex="14pt"/>
    </style:style>
    <style:style style:name="P9" style:family="paragraph" style:parent-style-name="kodas">
      <style:text-properties fo:font-size="7pt" style:font-size-asian="7pt" style:font-size-complex="7pt"/>
    </style:style>
    <style:style style:name="P10" style:family="paragraph" style:parent-style-name="Standard">
      <style:paragraph-properties fo:break-before="page"/>
    </style:style>
    <style:style style:name="P11" style:family="paragraph" style:parent-style-name="Standard">
      <style:paragraph-properties fo:text-align="start" style:justify-single-word="false">
        <style:tab-stops>
          <style:tab-stop style:position="11.906cm" style:type="right"/>
          <style:tab-stop style:position="11.994cm"/>
        </style:tab-stops>
      </style:paragraph-properties>
      <style:text-properties fo:language="lt" fo:country="LT"/>
    </style:style>
    <style:style style:name="P12" style:family="paragraph" style:parent-style-name="Standard">
      <style:paragraph-properties fo:text-align="center" style:justify-single-word="false"/>
      <style:text-properties fo:language="lt" fo:country="LT"/>
    </style:style>
    <style:style style:name="P1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letter-spacing="normal" fo:font-style="normal" fo:font-weight="normal"/>
    </style:style>
    <style:style style:name="P14" style:family="paragraph" style:parent-style-name="Standard">
      <style:paragraph-properties fo:margin-left="0cm" fo:margin-right="0cm" fo:line-height="150%" fo:text-align="justify" style:justify-single-word="false" fo:orphans="2" fo:widows="2" fo:text-indent="0cm" style:auto-text-indent="false"/>
    </style:style>
    <style:style style:name="P15" style:family="paragraph" style:parent-style-name="Text_20_body" style:list-style-name="L5"/>
    <style:style style:name="P16" style:family="paragraph" style:parent-style-name="Heading_20_2">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Default" style:master-page-name="First_20_Page">
      <style:paragraph-properties fo:text-align="center" style:justify-single-word="false" style:page-number="auto"/>
      <style:text-properties fo:font-size="18pt" fo:language="lt" fo:country="LT" fo:font-weight="bold" style:font-size-asian="18pt" style:font-weight-asian="bold" style:font-size-complex="18pt" style:font-weight-complex="bold"/>
    </style:style>
    <style:style style:name="P20"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weight="bold" style:font-name-asian="+mj-ea" style:font-weight-asian="bold" style:font-weight-complex="bold"/>
    </style:style>
    <style:style style:name="T3" style:family="text">
      <style:text-properties fo:font-size="18pt" style:font-size-asian="18pt" style:font-size-complex="18pt"/>
    </style:style>
    <style:style style:name="T4" style:family="text">
      <style:text-properties style:font-weight-complex="bold"/>
    </style:style>
    <style:style style:name="T5" style:family="text">
      <style:text-properties fo:font-variant="normal" fo:text-transform="none" fo:color="#000000" style:font-name="Times New Roman"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KAUNO TECHNOLOGIJOS UNIVERSITETAS</text:p>
      <text:p text:style-name="P5"><text:span text:style-name="T2"><text:line-break/></text:span><text:span text:style-name="T3">Informacijos sistemų katedr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PROGRAMŲ PRIEŽIŪRA IR TOBULINIMAS</text:p>
      <text:p text:style-name="P8">Laboratorinis darbas Nr. 1</text:p>
      <text:p text:style-name="P8"/>
      <text:p text:style-name="P8"/>
      <text:p text:style-name="P7"/>
      <text:p text:style-name="P7"/>
      <text:p text:style-name="P7"/>
      <text:p text:style-name="P7"/>
      <text:p text:style-name="P7"/>
      <text:p text:style-name="P7"/>
      <text:p text:style-name="P11"><text:span text:style-name="T1"><text:tab/>Atliko:</text:span><text:span text:style-name="T4"> <text:tab/>Šarūnas Gliebus, IFM-0/2</text:span></text:p>
      <text:p text:style-name="P11"><text:span text:style-name="T4"><text:tab/><text:tab/>2012-04-24</text:span></text:p>
      <text:p text:style-name="P11"><text:span text:style-name="T1"><text:tab/>Priėmė:</text:span><text:span text:style-name="T4"><text:tab/>dokt. Kęstutis Valinčius</text:span></text:p>
      <text:p text:style-name="P11"><text:span text:style-name="T4"><text:tab/><text:tab/>2012-04-24</text:span></text:p>
      <text:p text:style-name="P6"/>
      <text:p text:style-name="P5"><text:s text:c="70"/><text:tab/> <text:s text:c="38"/></text:p>
      <text:p text:style-name="P5"/>
      <text:p text:style-name="P5"/>
      <text:p text:style-name="P5"/>
      <text:p text:style-name="P5"/>
      <text:p text:style-name="P5"/>
      <text:p text:style-name="P5"/>
      <text:p text:style-name="P5"/>
      <text:p text:style-name="P5"/>
      <text:p text:style-name="P5"/>
      <text:p text:style-name="P3"><draw:custom-shape text:anchor-type="char" draw:z-index="0" draw:style-name="gr1" draw:text-style-name="P20" svg:width="1.906cm" svg:height="0.953cm" svg:x="6.668cm" svg:y="1.49cm"><text:p/><draw:enhanced-geometry svg:viewBox="0 0 21600 21600" draw:type="rectangle" draw:enhanced-path="M 0 0 L 21600 0 21600 21600 0 21600 0 0 Z N"/></draw:custom-shape></text:p>
      <text:p text:style-name="P10"/>
      <text:table-of-content text:style-name="Sect1" text:protected="true" text:name="Turiny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urinys1_Head">
            <text:p text:style-name="Contents_20_Heading">Turinys</text:p>
          </text:index-title>
          <text:p text:style-name="P18"><text:a xlink:type="simple" xlink:href="#__RefHeading__4111_729121088" text:style-name="Index_20_Link" text:visited-style-name="Index_20_Link">Darbo tikslas<text:tab/>3</text:a></text:p>
          <text:p text:style-name="P18"><text:a xlink:type="simple" xlink:href="#__RefHeading__4113_729121088" text:style-name="Index_20_Link" text:visited-style-name="Index_20_Link">Darbo užduotis<text:tab/>3</text:a></text:p>
          <text:p text:style-name="P18"><text:a xlink:type="simple" xlink:href="#__RefHeading__4115_729121088" text:style-name="Index_20_Link" text:visited-style-name="Index_20_Link">Teorinė dalis: programų analizės problema ir sprendimo būdai<text:tab/>3</text:a></text:p>
          <text:p text:style-name="P17"><text:a xlink:type="simple" xlink:href="#__RefHeading__1883_1574162362" text:style-name="Index_20_Link" text:visited-style-name="Index_20_Link">Siūlomo kalbos išplėtimo aprašas BNF<text:tab/>3</text:a></text:p>
          <text:p text:style-name="P17"><text:a xlink:type="simple" xlink:href="#__RefHeading__1885_1574162362" text:style-name="Index_20_Link" text:visited-style-name="Index_20_Link">Modifikuotos sistemos testavimo rezultatai<text:tab/>4</text:a></text:p>
          <text:p text:style-name="P18"><text:a xlink:type="simple" xlink:href="#__RefHeading__1887_1574162362" text:style-name="Index_20_Link" text:visited-style-name="Index_20_Link">Įvesties failas:<text:tab/>4</text:a></text:p>
          <text:p text:style-name="P18"><text:a xlink:type="simple" xlink:href="#__RefHeading__1889_1574162362" text:style-name="Index_20_Link" text:visited-style-name="Index_20_Link">Rezultatas:<text:tab/>4</text:a></text:p>
          <text:p text:style-name="P17"><text:a xlink:type="simple" xlink:href="#__RefHeading__1891_1574162362" text:style-name="Index_20_Link" text:visited-style-name="Index_20_Link">Lex ir Yacc failų išeities tekstai<text:tab/>4</text:a></text:p>
          <text:p text:style-name="P18"><text:a xlink:type="simple" xlink:href="#__RefHeading__1893_1574162362" text:style-name="Index_20_Link" text:visited-style-name="Index_20_Link">Lex failas „formal_lex.c“<text:tab/>4</text:a></text:p>
          <text:p text:style-name="P18"><text:a xlink:type="simple" xlink:href="#__RefHeading__1895_1574162362" text:style-name="Index_20_Link" text:visited-style-name="Index_20_Link">Yacc failas „formal_yacc.y“<text:tab/>6</text:a></text:p>
          <text:p text:style-name="P17"><text:a xlink:type="simple" xlink:href="#__RefHeading__1897_1574162362" text:style-name="Index_20_Link" text:visited-style-name="Index_20_Link">Darbo įvertinimas<text:tab/>8</text:a></text:p>
          <text:p text:style-name="P17"><text:a xlink:type="simple" xlink:href="#__RefHeading__1899_1574162362" text:style-name="Index_20_Link" text:visited-style-name="Index_20_Link">Išvados<text:tab/>8</text:a></text:p>
        </text:index-body>
      </text:table-of-content>
      <text:p text:style-name="Standard"/>
      <text:h text:style-name="P16" text:outline-level="2"><text:bookmark-start text:name="__RefHeading__4111_729121088"/>Darbo tikslas<text:bookmark-end text:name="__RefHeading__4111_729121088"/></text:h>
      <text:p text:style-name="Text_20_body">Laboratorinio darbo tikslas: susipažinti su programų sintaksės aprašymo kalba BNF (Bekaus-Nauro Forma), išmokti analizuoti ir formaliai aprašyti programų sintaksę. Taip pat siekiama išmokti naudotis programų kompilatorių generatoriais Lex &amp; Yacc, įsisavinti jų panaudojimą ir išmokti juos naudoti kuriant programų interpretatorius (procesorius).</text:p>
      <text:h text:style-name="Heading_20_2" text:outline-level="2"><text:bookmark-start text:name="__RefHeading__4113_729121088"/>Darbo užduotis<text:bookmark-end text:name="__RefHeading__4113_729121088"/></text:h>
      <text:p text:style-name="Text_20_body">[32] Papildykite kalbą realaus tipo kintamaisiais ir funkcija "hiperbolinis tangentas":</text:p>
      <text:p text:style-name="P13">&lt;function_tanh&gt; ::= tanh ( &lt;argument&gt; )</text:p>
      <text:p text:style-name="P13">&lt;argument&gt; ::= &lt;name&gt; | &lt;number&gt;</text:p>
      <text:p text:style-name="P14"><text:span text:style-name="T5">&lt;number&gt; ::= &lt;integer_number&gt; | &lt;real_number&gt;</text:span></text:p>
      <text:h text:style-name="Heading_20_2" text:outline-level="2"><text:bookmark-start text:name="__RefHeading__4115_729121088"/>Teorinė dalis: programų analizės problema ir sprendimo būdai<text:bookmark-end text:name="__RefHeading__4115_729121088"/></text:h>
      <text:p text:style-name="Text_20_body">Programų analizė, tai procesas, kurio metu nagrinėjamas programos veikimas. Šis procesas yra neišvengiamas, kadangi jo dėka sukurta programa ar programų sistema yra analizuojama ir joje ieškoma klaidų. Klaidų paieška ir taisymas yra būtini siekiant užtikrinti riekiamą sukurtos programinės įrangos kokybę.</text:p>
      <text:p text:style-name="Text_20_body">Programinės analizės procese galima taikyti dvi skirtingas metodikas: statinę programos analizę arba dinaminę programos analizę. Pirmuoju atveju programa nagrinėjama jos nepaleidžiant, o tiesiog peržiūrint programinį kodą. Naudojant šį metodą labai retai kada vykdoma „žmogiškoji“ peržiūra, nes tai reikalautų daug laiko. Dažniausiai šiam procesui gerokai paspartinti naudojama speciali programinė įranga, tokia kaip Moose, BugScout ir pan. </text:p>
      <text:p text:style-name="Text_20_body">Dinaminės analizės atveju programa nagrinėjama ją vykdant. Dažniausiai tai daroma paduodant sistemai paruoštus testinius atvejus ir gautieji rezultatai lyginami su tais, kurie turėjo būti gauti. Šio proceso metu naudojama ir tokia metrika kaip programinio kodo padengimas, kad būtų galima įvertinti kokia sukurtos programos dalis pakankamai ištestuota. Dinaminės analizės įrankių pavyzdžiai: Daikon, Avalanche, Purify ir kt.</text:p>
      <text:p text:style-name="Text_20_body">Abiem atvejais atliekant programos analizę neišvengiama ir tam tikrų problemų. Analizės rezultatų tikslumas ir kokybė labai priklauso nuo to, kaip gerai pavyko parašyti statinį kodo analizatorių bei kaip gerai buvo aprašyti testiniai atvejai. Visa tai priklauso nuo programuotojų ir testuotojų kvalifikacijos ir/arba naudojamų įrankių kokybės.</text:p>
      <text:h text:style-name="Heading_20_1" text:outline-level="1"><text:bookmark-start text:name="__RefHeading__1883_1574162362"/>Siūlomo kalbos išplėtimo aprašas BNF<text:bookmark-end text:name="__RefHeading__1883_1574162362"/></text:h>
      <text:p text:style-name="Text_20_body">Siūlomo kalbos išplėtimo aprašas BNF:</text:p>
      <text:p text:style-name="kodas"><text:soft-page-break/>&lt;double_value&gt;::= &lt;digit&gt;+.&lt;digit&gt;+</text:p>
      <text:p text:style-name="kodas">&lt;functin_tanh&gt;::= tanh(argument);</text:p>
      <text:p text:style-name="kodas">&lt;number&gt; ::= &lt;double_value&gt; | &lt;integer_value&gt;</text:p>
      <text:p text:style-name="kodas">&lt;argument&gt;::= &lt;name&gt; | &lt;number&gt;</text:p>
      <text:p text:style-name="kodas"/>
      <text:h text:style-name="Heading_20_1" text:outline-level="1"><text:bookmark-start text:name="__RefHeading__1885_1574162362"/>Modifikuotos sistemos testavimo rezultatai<text:bookmark-end text:name="__RefHeading__1885_1574162362"/></text:h>
      <text:h text:style-name="Heading_20_2" text:outline-level="2"><text:bookmark-start text:name="__RefHeading__1887_1574162362"/>Įvesties failas:<text:bookmark-end text:name="__RefHeading__1887_1574162362"/></text:h>
      <text:p text:style-name="Standard">program 'abc';</text:p>
      <text:p text:style-name="Standard">var a,b,c: integer;</text:p>
      <text:p text:style-name="Standard">var d,e: double;</text:p>
      <text:p text:style-name="Standard"><text:s text:c="2"/>begin</text:p>
      <text:p text:style-name="Standard"><text:tab/>input ( a, b );</text:p>
      <text:p text:style-name="Standard"><text:tab/>c := a * b;</text:p>
      <text:p text:style-name="Standard"><text:tab/>output ( c );</text:p>
      <text:p text:style-name="Standard"><text:tab/>d := a + tanh(c);</text:p>
      <text:p text:style-name="Standard"><text:tab/>output ( d );</text:p>
      <text:p text:style-name="Standard"><text:tab/>output ( d, tanh(d), tanh(2), tanh(1.5), tanh(a) );</text:p>
      <text:p text:style-name="Standard">end;</text:p>
      <text:h text:style-name="Heading_20_2" text:outline-level="2"><text:bookmark-start text:name="__RefHeading__1889_1574162362"/>Rezultatas:<text:bookmark-end text:name="__RefHeading__1889_1574162362"/></text:h>
      <text:p text:style-name="kodas">Running application...</text:p>
      <text:p text:style-name="kodas">Enter value of a [int]: 2</text:p>
      <text:p text:style-name="kodas">Enter value of b [int]: 3</text:p>
      <text:p text:style-name="kodas">c = 6</text:p>
      <text:p text:style-name="kodas">d = 2.999988</text:p>
      <text:p text:style-name="kodas">d = 2.999988</text:p>
      <text:p text:style-name="kodas">tanh = 0.995055</text:p>
      <text:p text:style-name="kodas">tanh = 0.964028</text:p>
      <text:p text:style-name="kodas">tanh = 0.905148</text:p>
      <text:p text:style-name="kodas">tanh = 0.964028</text:p>
      <text:p text:style-name="Text_20_body"/>
      <text:h text:style-name="Heading_20_1" text:outline-level="1"><text:bookmark-start text:name="__RefHeading__1891_1574162362"/>Lex ir Yacc failų išeities tekstai<text:bookmark-end text:name="__RefHeading__1891_1574162362"/></text:h>
      <text:h text:style-name="Heading_20_2" text:outline-level="2"><text:bookmark-start text:name="__RefHeading__1893_1574162362"/>Lex failas „formal_lex.c“<text:bookmark-end text:name="__RefHeading__1893_1574162362"/></text:h>
      <text:p text:style-name="P9">%{</text:p>
      <text:p text:style-name="P9">#include &lt;stdio.h&gt;</text:p>
      <text:p text:style-name="P9">#include &lt;string.h&gt;</text:p>
      <text:p text:style-name="P9"/>
      <text:p text:style-name="P9">#include "formal_lex.h"</text:p>
      <text:p text:style-name="P9">#include "formal_yacc.hpp"</text:p>
      <text:p text:style-name="P9"/>
      <text:p text:style-name="P9">%}</text:p>
      <text:p text:style-name="P9"/>
      <text:p text:style-name="P9">%option yylineno</text:p>
      <text:p text:style-name="P9"/>
      <text:p text:style-name="P9">white [\n\r\t\b ]</text:p>
      <text:p text:style-name="P9"/>
      <text:p text:style-name="P9">digit [0-9]</text:p>
      <text:p text:style-name="P9">letter [a-zA-Z_]</text:p>
      <text:p text:style-name="P9">name {letter}({letter}|{digit})*</text:p>
      <text:p text:style-name="P9"/>
      <text:p text:style-name="P9">%%</text:p>
      <text:p text:style-name="P9"/>
      <text:p text:style-name="P9">[0-9]+\.[0-9]+ {</text:p>
      <text:p text:style-name="P9"><text:tab/>yylval.dval = atof(yytext);</text:p>
      <text:p text:style-name="P9"><text:tab/>return DOUBLE;</text:p>
      <text:p text:style-name="P9"><text:soft-page-break/><text:tab/>}</text:p>
      <text:p text:style-name="P9">[0-9]+ {</text:p>
      <text:p text:style-name="P9"><text:tab/> yylval.ival = atoi(yytext);</text:p>
      <text:p text:style-name="P9"><text:tab/>return INTEGER;</text:p>
      <text:p text:style-name="P9"><text:tab/>}</text:p>
      <text:p text:style-name="P9"/>
      <text:p text:style-name="P9">{white}*program {</text:p>
      <text:p text:style-name="P9"><text:tab/>yylval.sval=strdup(yytext);</text:p>
      <text:p text:style-name="P9"><text:tab/>return T_PROGRAM;</text:p>
      <text:p text:style-name="P9"><text:tab/>}</text:p>
      <text:p text:style-name="P9">{white}*var {</text:p>
      <text:p text:style-name="P9"><text:tab/>yylval.sval=strdup(yytext);</text:p>
      <text:p text:style-name="P9"><text:tab/>return T_VAR;</text:p>
      <text:p text:style-name="P9"><text:tab/>}</text:p>
      <text:p text:style-name="P9">{white}*integer {</text:p>
      <text:p text:style-name="P9"><text:tab/>yylval.sval=strdup(yytext);</text:p>
      <text:p text:style-name="P9"><text:tab/>return T_INTEGER;</text:p>
      <text:p text:style-name="P9"><text:tab/>}</text:p>
      <text:p text:style-name="P9">{white}*double {</text:p>
      <text:p text:style-name="P9"><text:tab/>yylval.sval=strdup(yytext);</text:p>
      <text:p text:style-name="P9"><text:tab/>return T_DOUBLE;</text:p>
      <text:p text:style-name="P9"><text:tab/>}</text:p>
      <text:p text:style-name="P9"><text:tab/></text:p>
      <text:p text:style-name="P9">{white}*begin {</text:p>
      <text:p text:style-name="P9"><text:tab/>yylval.sval=strdup(yytext);</text:p>
      <text:p text:style-name="P9"><text:tab/>return T_BEGIN;</text:p>
      <text:p text:style-name="P9"><text:tab/>}</text:p>
      <text:p text:style-name="P9"/>
      <text:p text:style-name="P9">{white}*end {</text:p>
      <text:p text:style-name="P9"><text:tab/>yylval.sval=strdup(yytext);</text:p>
      <text:p text:style-name="P9"><text:tab/>return T_END;</text:p>
      <text:p text:style-name="P9"><text:tab/>}</text:p>
      <text:p text:style-name="P9"><text:tab/></text:p>
      <text:p text:style-name="P9">{white}*input {</text:p>
      <text:p text:style-name="P9"><text:tab/>yylval.sval=strdup(yytext);</text:p>
      <text:p text:style-name="P9"><text:tab/>return T_INPUT;</text:p>
      <text:p text:style-name="P9"><text:tab/>}</text:p>
      <text:p text:style-name="P9"><text:tab/></text:p>
      <text:p text:style-name="P9">{white}*output {</text:p>
      <text:p text:style-name="P9"><text:tab/>yylval.sval=strdup(yytext);</text:p>
      <text:p text:style-name="P9"><text:tab/>return T_OUTPUT;</text:p>
      <text:p text:style-name="P9"><text:tab/>}</text:p>
      <text:p text:style-name="P9"/>
      <text:p text:style-name="P9">{white}*tanh {</text:p>
      <text:p text:style-name="P9"><text:tab/>yylval.sval=strdup(yytext);</text:p>
      <text:p text:style-name="P9"><text:tab/>return T_FUNCTION_TANH;</text:p>
      <text:p text:style-name="P9"><text:tab/>}</text:p>
      <text:p text:style-name="P9"><text:tab/></text:p>
      <text:p text:style-name="P9">{white}*\({white}* <text:tab/>{</text:p>
      <text:p text:style-name="P9"><text:tab/>yylval.sval=strdup(yytext);</text:p>
      <text:p text:style-name="P9"><text:tab/>return T_LEFTBR;</text:p>
      <text:p text:style-name="P9"><text:tab/>}</text:p>
      <text:p text:style-name="P9">{white}*\){white}* <text:tab/>{</text:p>
      <text:p text:style-name="P9"><text:tab/>yylval.sval=strdup(yytext);</text:p>
      <text:p text:style-name="P9"><text:tab/>return T_RIGHTBR;</text:p>
      <text:p text:style-name="P9"><text:tab/>}</text:p>
      <text:p text:style-name="P9"><text:tab/></text:p>
      <text:p text:style-name="P9">{white}*\+{white}* <text:tab/>{</text:p>
      <text:p text:style-name="P9"><text:tab/>yylval.sval=strdup(yytext);</text:p>
      <text:p text:style-name="P9"><text:tab/>return T_PLUS;</text:p>
      <text:p text:style-name="P9"><text:tab/>}</text:p>
      <text:p text:style-name="P9"><text:tab/></text:p>
      <text:p text:style-name="P9">{white}*\*{white}* <text:tab/>{</text:p>
      <text:p text:style-name="P9"><text:tab/>yylval.sval=strdup(yytext);</text:p>
      <text:p text:style-name="P9"><text:tab/>return T_MULT;</text:p>
      <text:p text:style-name="P9"><text:tab/>}</text:p>
      <text:p text:style-name="P9"/>
      <text:p text:style-name="P9">\' <text:tab/>{</text:p>
      <text:p text:style-name="P9"><text:tab/>yylval.sval=strdup(yytext);</text:p>
      <text:p text:style-name="P9"><text:tab/>return T_QUOTE;</text:p>
      <text:p text:style-name="P9"><text:tab/>}<text:tab/></text:p>
      <text:p text:style-name="P9"><text:tab/></text:p>
      <text:p text:style-name="P9">{white}*\,{white}* <text:tab/>{</text:p>
      <text:p text:style-name="P9"><text:tab/>yylval.sval=strdup(yytext);</text:p>
      <text:p text:style-name="P9"><text:tab/>return T_COMA;</text:p>
      <text:p text:style-name="P9"><text:tab/>}<text:tab/></text:p>
      <text:p text:style-name="P9"><text:tab/></text:p>
      <text:p text:style-name="P9">{white}*:={white}* <text:tab/>{</text:p>
      <text:p text:style-name="P9"><text:tab/>yylval.sval=strdup(yytext);</text:p>
      <text:p text:style-name="P9"><text:tab/>return T_ASSIGNMENT;</text:p>
      <text:p text:style-name="P9"><text:tab/>}</text:p>
      <text:p text:style-name="P9"/>
      <text:p text:style-name="P9">{white}*:{white}* <text:tab/>{</text:p>
      <text:p text:style-name="P9"><text:tab/>yylval.sval=strdup(yytext);</text:p>
      <text:p text:style-name="P9"><text:tab/>return T_TWOPOINTS;</text:p>
      <text:p text:style-name="P9"><text:soft-page-break/><text:tab/>}</text:p>
      <text:p text:style-name="P9"/>
      <text:p text:style-name="P9">{white}*;{white}* <text:tab/>{</text:p>
      <text:p text:style-name="P9"><text:tab/>yylval.sval=strdup(yytext);</text:p>
      <text:p text:style-name="P9"><text:tab/>return T_COMAPOINT;</text:p>
      <text:p text:style-name="P9"><text:tab/>}</text:p>
      <text:p text:style-name="P9"/>
      <text:p text:style-name="P9">{name}<text:tab/>{</text:p>
      <text:p text:style-name="P9"><text:tab/>yylval.sval=strdup(yytext);</text:p>
      <text:p text:style-name="P9"><text:tab/>return T_NAME;</text:p>
      <text:p text:style-name="P9"><text:tab/>}</text:p>
      <text:p text:style-name="P9">%%</text:p>
      <text:h text:style-name="Heading_20_2" text:outline-level="2"><text:bookmark-start text:name="__RefHeading__1895_1574162362"/>Yacc failas „formal_yacc.y“<text:bookmark-end text:name="__RefHeading__1895_1574162362"/></text:h>
      <text:p text:style-name="P9">%union</text:p>
      <text:p text:style-name="P9">{</text:p>
      <text:p text:style-name="P9"><text:tab/>char* sval;</text:p>
      <text:p text:style-name="P9"><text:tab/>double dval;</text:p>
      <text:p text:style-name="P9"><text:tab/>int ival;</text:p>
      <text:p text:style-name="P9">}</text:p>
      <text:p text:style-name="P9"/>
      <text:p text:style-name="P9">%{</text:p>
      <text:p text:style-name="P9">#define YYTEXT yytext</text:p>
      <text:p text:style-name="P9">#include &lt;stdio.h&gt;</text:p>
      <text:p text:style-name="P9">#include &lt;math.h&gt;</text:p>
      <text:p text:style-name="P9">#include &lt;string.h&gt;</text:p>
      <text:p text:style-name="P9">#include &lt;malloc.h&gt;</text:p>
      <text:p text:style-name="P9"/>
      <text:p text:style-name="P9">#include "preprocessor.h"</text:p>
      <text:p text:style-name="P9">#include "Variables.h"</text:p>
      <text:p text:style-name="P9"/>
      <text:p text:style-name="P9">extern int yylineno;</text:p>
      <text:p text:style-name="P9">extern "C" int yylex();</text:p>
      <text:p text:style-name="P9"/>
      <text:p text:style-name="P9">extern "C" <text:s text:c="3"/></text:p>
      <text:p text:style-name="P9">{ </text:p>
      <text:p text:style-name="P9"><text:tab/>void yyerror(const char *str) <text:s text:c="3"/></text:p>
      <text:p text:style-name="P9"><text:tab/>{</text:p>
      <text:p text:style-name="P9"><text:tab/><text:tab/>fprintf(stderr,"Error: %s at line %d\n",str, yylineno);</text:p>
      <text:p text:style-name="P9"><text:tab/>}</text:p>
      <text:p text:style-name="P9"/>
      <text:p text:style-name="P9"><text:tab/>int yywrap() <text:s text:c="3"/></text:p>
      <text:p text:style-name="P9"><text:tab/>{</text:p>
      <text:p text:style-name="P9"><text:tab/><text:tab/>return 1; <text:s text:c="3"/></text:p>
      <text:p text:style-name="P9"><text:tab/>}</text:p>
      <text:p text:style-name="P9">}</text:p>
      <text:p text:style-name="P9"/>
      <text:p text:style-name="P9">%}</text:p>
      <text:p text:style-name="P9"/>
      <text:p text:style-name="P9">%start program</text:p>
      <text:p text:style-name="P9"/>
      <text:p text:style-name="P9">%token &lt;sval&gt;<text:tab/>T_PROGRAM</text:p>
      <text:p text:style-name="P9">%token &lt;sval&gt;<text:tab/>T_INTEGER</text:p>
      <text:p text:style-name="P9">%token &lt;sval&gt;<text:tab/>T_DOUBLE</text:p>
      <text:p text:style-name="P9">%token &lt;sval&gt;<text:tab/>T_BEGIN</text:p>
      <text:p text:style-name="P9">%token &lt;sval&gt;<text:tab/>T_END</text:p>
      <text:p text:style-name="P9">%token &lt;sval&gt;<text:tab/>T_INPUT</text:p>
      <text:p text:style-name="P9">%token &lt;sval&gt;<text:tab/>T_OUTPUT</text:p>
      <text:p text:style-name="P9">%token &lt;sval&gt;<text:tab/>T_LEFTBR</text:p>
      <text:p text:style-name="P9">%token &lt;sval&gt;<text:tab/>T_RIGHTBR</text:p>
      <text:p text:style-name="P9">%token &lt;sval&gt;<text:tab/>T_QUOTE</text:p>
      <text:p text:style-name="P9">%token &lt;sval&gt;<text:tab/>T_COMA</text:p>
      <text:p text:style-name="P9">%token &lt;sval&gt;<text:tab/>T_ASSIGNMENT</text:p>
      <text:p text:style-name="P9">%token &lt;sval&gt;<text:tab/>T_COMAPOINT</text:p>
      <text:p text:style-name="P9">%token &lt;sval&gt;<text:tab/>T_NAME</text:p>
      <text:p text:style-name="P9">%token &lt;sval&gt;<text:tab/>T_VAR</text:p>
      <text:p text:style-name="P9">%token &lt;sval&gt;<text:tab/>T_PLUS</text:p>
      <text:p text:style-name="P9">%token &lt;sval&gt;<text:tab/>T_MULT</text:p>
      <text:p text:style-name="P9">%token &lt;sval&gt;<text:tab/>T_TWOPOINTS</text:p>
      <text:p text:style-name="P9">%token &lt;sval&gt;<text:tab/>T_FUNCTION_TANH</text:p>
      <text:p text:style-name="P9">%token &lt;dval&gt;<text:tab/>DOUBLE</text:p>
      <text:p text:style-name="P9">%token &lt;ival&gt;<text:tab/>INTEGER</text:p>
      <text:p text:style-name="P9">%type &lt;sval&gt; program</text:p>
      <text:p text:style-name="P9">%type &lt;sval&gt; variable_declaration</text:p>
      <text:p text:style-name="P9">%type &lt;sval&gt; variable_declaration_section</text:p>
      <text:p text:style-name="P9">%type &lt;sval&gt; variable_declaration_list</text:p>
      <text:p text:style-name="P9">%type &lt;sval&gt; declare_variable</text:p>
      <text:p text:style-name="P9">%type &lt;sval&gt; input_variable</text:p>
      <text:p text:style-name="P9">%type &lt;sval&gt; variable_input_list</text:p>
      <text:p text:style-name="P9">%type &lt;sval&gt; output_variable</text:p>
      <text:p text:style-name="P9">%type &lt;sval&gt; variable_output_list</text:p>
      <text:p text:style-name="P9">%type &lt;sval&gt; variable_type</text:p>
      <text:p text:style-name="P9">%type &lt;sval&gt; statement_list</text:p>
      <text:p text:style-name="P9">%type &lt;sval&gt; statement</text:p>
      <text:p text:style-name="P9"><text:soft-page-break/>%type &lt;sval&gt; expression_statement</text:p>
      <text:p text:style-name="P9">%type &lt;sval&gt; input_statement</text:p>
      <text:p text:style-name="P9">%type &lt;sval&gt; output_statement</text:p>
      <text:p text:style-name="P9">%type &lt;dval&gt; expression</text:p>
      <text:p text:style-name="P9">%type &lt;dval&gt; tanh_function</text:p>
      <text:p text:style-name="P9">%type &lt;dval&gt; argument</text:p>
      <text:p text:style-name="P9">%type &lt;dval&gt; number</text:p>
      <text:p text:style-name="P9">%left T_PLUS T_MULT</text:p>
      <text:p text:style-name="P9">%%</text:p>
      <text:p text:style-name="P9"/>
      <text:p text:style-name="P9">program: T_PROGRAM T_QUOTE T_NAME T_QUOTE T_COMAPOINT variable_declaration_section T_BEGIN statement_list T_END T_COMAPOINT ;</text:p>
      <text:p text:style-name="P9"/>
      <text:p text:style-name="P9">variable_declaration_section : variable_declaration_section variable_declaration</text:p>
      <text:p text:style-name="P9"><text:tab/><text:tab/><text:tab/><text:tab/>| variable_declaration ;</text:p>
      <text:p text:style-name="P9"/>
      <text:p text:style-name="P9">variable_declaration: T_VAR variable_declaration_list T_TWOPOINTS variable_type T_COMAPOINT</text:p>
      <text:p text:style-name="P9">{</text:p>
      <text:p text:style-name="P9"><text:tab/>Variables::startDeclaration();</text:p>
      <text:p text:style-name="P9">};</text:p>
      <text:p text:style-name="P9"/>
      <text:p text:style-name="P9">variable_declaration_list: variable_declaration_list T_COMA declare_variable</text:p>
      <text:p text:style-name="P9"><text:tab/><text:tab/><text:tab/><text:tab/>| declare_variable ;</text:p>
      <text:p text:style-name="P9"/>
      <text:p text:style-name="P9">declare_variable: T_NAME {</text:p>
      <text:p text:style-name="P9"><text:tab/>Variables::Create($1);</text:p>
      <text:p text:style-name="P9">};</text:p>
      <text:p text:style-name="P9"/>
      <text:p text:style-name="P9">variable_input_list: variable_input_list T_COMA input_variable</text:p>
      <text:p text:style-name="P9"><text:tab/><text:tab/><text:tab/><text:tab/>| input_variable ;</text:p>
      <text:p text:style-name="P9"/>
      <text:p text:style-name="P9">input_variable: T_NAME {</text:p>
      <text:p text:style-name="P9"><text:tab/>double value = 0;</text:p>
      <text:p text:style-name="P9"><text:tab/>Variable* var = Variables::Get($1);</text:p>
      <text:p text:style-name="P9"><text:tab/></text:p>
      <text:p text:style-name="P9"><text:tab/>char** type = new char*[2];</text:p>
      <text:p text:style-name="P9"><text:tab/>type[VarType::TYPE_INTEGER] = (char *) "int";</text:p>
      <text:p text:style-name="P9"><text:tab/>type[VarType::TYPE_REAL] = (char *)"double";</text:p>
      <text:p text:style-name="P9"><text:tab/></text:p>
      <text:p text:style-name="P9"><text:tab/>printf("\nEnter value of %s [%s]: ", $1, type[var-&gt;getType()]);</text:p>
      <text:p text:style-name="P9"><text:tab/>scanf("%lf", &amp;value);</text:p>
      <text:p text:style-name="P9"><text:tab/></text:p>
      <text:p text:style-name="P9"><text:tab/>if(var-&gt;getType() == VarType::TYPE_INTEGER)</text:p>
      <text:p text:style-name="P9"><text:tab/>{</text:p>
      <text:p text:style-name="P9"><text:tab/><text:tab/>value = (long)(value);</text:p>
      <text:p text:style-name="P9"><text:tab/>}</text:p>
      <text:p text:style-name="P9"><text:tab/></text:p>
      <text:p text:style-name="P9"><text:tab/>var-&gt;setValue(value);</text:p>
      <text:p text:style-name="P9">};</text:p>
      <text:p text:style-name="P9"/>
      <text:p text:style-name="P9">variable_output_list: variable_output_list T_COMA output_variable</text:p>
      <text:p text:style-name="P9"><text:tab/><text:tab/><text:tab/><text:tab/>| output_variable ;</text:p>
      <text:p text:style-name="P9"/>
      <text:p text:style-name="P9">output_variable: T_NAME </text:p>
      <text:p text:style-name="P9">{</text:p>
      <text:p text:style-name="P9"><text:tab/>Variable* var = Variables::Get($1);</text:p>
      <text:p text:style-name="P9"><text:tab/></text:p>
      <text:p text:style-name="P9"><text:tab/>switch(var-&gt;getType())</text:p>
      <text:p text:style-name="P9"><text:tab/>{</text:p>
      <text:p text:style-name="P9"><text:tab/><text:tab/>case VarType::TYPE_INTEGER:</text:p>
      <text:p text:style-name="P9"><text:tab/><text:tab/><text:tab/>printf("\n%s = %d\n",$1, (int) var-&gt;getValue());</text:p>
      <text:p text:style-name="P9"><text:tab/><text:tab/><text:tab/>break;</text:p>
      <text:p text:style-name="P9"><text:tab/><text:tab/></text:p>
      <text:p text:style-name="P9"><text:tab/><text:tab/>case VarType::TYPE_REAL:</text:p>
      <text:p text:style-name="P9"><text:tab/><text:tab/><text:tab/>printf("\n%s = %lf\n",$1, var-&gt;getValue());</text:p>
      <text:p text:style-name="P9"><text:tab/><text:tab/><text:tab/>break;</text:p>
      <text:p text:style-name="P9"><text:tab/><text:tab/></text:p>
      <text:p text:style-name="P9"><text:tab/><text:tab/>default:</text:p>
      <text:p text:style-name="P9"><text:tab/><text:tab/><text:tab/>fprintf(stderr, "failed to output: unknown type.\n");</text:p>
      <text:p text:style-name="P9"><text:tab/><text:tab/><text:tab/>break;</text:p>
      <text:p text:style-name="P9"><text:tab/>}</text:p>
      <text:p text:style-name="P9">} | tanh_function</text:p>
      <text:p text:style-name="P9">{</text:p>
      <text:p text:style-name="P9"><text:tab/>printf("\ntanh = %lf\n",$1);</text:p>
      <text:p text:style-name="P9">};</text:p>
      <text:p text:style-name="P9"/>
      <text:p text:style-name="P9">variable_type: T_INTEGER </text:p>
      <text:p text:style-name="P9">{</text:p>
      <text:p text:style-name="P9"><text:tab/>Variables::setType(VarType::TYPE_INTEGER);</text:p>
      <text:p text:style-name="P9">} | T_DOUBLE </text:p>
      <text:p text:style-name="P9">{</text:p>
      <text:p text:style-name="P9"><text:tab/>Variables::setType(VarType::TYPE_REAL);</text:p>
      <text:p text:style-name="P9">};</text:p>
      <text:p text:style-name="P9"/>
      <text:p text:style-name="P9">statement_list: statement_list statement</text:p>
      <text:p text:style-name="P9"><text:soft-page-break/><text:tab/><text:tab/><text:tab/>| statement ;</text:p>
      <text:p text:style-name="P9"/>
      <text:p text:style-name="P9">statement: expression_statement</text:p>
      <text:p text:style-name="P9"><text:tab/><text:tab/>| input_statement</text:p>
      <text:p text:style-name="P9"><text:tab/><text:tab/>| output_statement ;</text:p>
      <text:p text:style-name="P9"/>
      <text:p text:style-name="P9">expression_statement: T_NAME T_ASSIGNMENT expression T_COMAPOINT </text:p>
      <text:p text:style-name="P9">{</text:p>
      <text:p text:style-name="P9"><text:tab/>Variable* var = Variables::Get($1);</text:p>
      <text:p text:style-name="P9"><text:tab/>var-&gt;setValue($3);</text:p>
      <text:p text:style-name="P9">};</text:p>
      <text:p text:style-name="P9"/>
      <text:p text:style-name="P9">input_statement: T_INPUT T_LEFTBR variable_input_list T_RIGHTBR T_COMAPOINT ;</text:p>
      <text:p text:style-name="P9"/>
      <text:p text:style-name="P9">output_statement: T_OUTPUT T_LEFTBR variable_output_list T_RIGHTBR T_COMAPOINT ;</text:p>
      <text:p text:style-name="P9"/>
      <text:p text:style-name="P9">tanh_function: T_FUNCTION_TANH T_LEFTBR argument T_RIGHTBR </text:p>
      <text:p text:style-name="P9">{</text:p>
      <text:p text:style-name="P9"><text:tab/>$$ = tanh($3);</text:p>
      <text:p text:style-name="P9">};</text:p>
      <text:p text:style-name="P9"/>
      <text:p text:style-name="P9">argument: T_NAME </text:p>
      <text:p text:style-name="P9">{</text:p>
      <text:p text:style-name="P9"><text:tab/>Variable* var = Variables::Get($1);</text:p>
      <text:p text:style-name="P9"><text:tab/>$$ = var-&gt;getValue();</text:p>
      <text:p text:style-name="P9">} | number;</text:p>
      <text:p text:style-name="P9"/>
      <text:p text:style-name="P9">number: DOUBLE | INTEGER { $$ = (double) $1; };</text:p>
      <text:p text:style-name="P9"/>
      <text:p text:style-name="P9">expression: expression T_PLUS expression </text:p>
      <text:p text:style-name="P9">{</text:p>
      <text:p text:style-name="P9"><text:tab/>$$ = $1 + $3;</text:p>
      <text:p text:style-name="P9">} | expression T_MULT expression </text:p>
      <text:p text:style-name="P9">{</text:p>
      <text:p text:style-name="P9"><text:tab/>$$ = $1 * $3;</text:p>
      <text:p text:style-name="P9">} | T_NAME </text:p>
      <text:p text:style-name="P9">{</text:p>
      <text:p text:style-name="P9"><text:tab/>Variable* var = Variables::Get($1);</text:p>
      <text:p text:style-name="P9"><text:tab/>$$ = var-&gt;getValue();</text:p>
      <text:p text:style-name="P9">} | tanh_function</text:p>
      <text:p text:style-name="P9">;</text:p>
      <text:p text:style-name="P9">%%</text:p>
      <text:h text:style-name="Heading_20_1" text:outline-level="1"><text:bookmark-start text:name="__RefHeading__1897_1574162362"/>Darbo įvertinimas<text:bookmark-end text:name="__RefHeading__1897_1574162362"/></text:h>
      <text:p text:style-name="Text_20_body">Po atliktų sistemos priežiūros ir tobulinimo darbų, sistemoje atsirado galimybė naudoti realiuosius ir sveikuosius skaičius. Taip pat pridėta funkcija tanh, kuria galima apskaičiuoti <text:s/>hiperbolinį tangentą paduodant realiuosius ir sveikuosius skaičius arba kintamąjį su priskirta reikšme.</text:p>
      <text:p text:style-name="Text_20_body">Įgytos žinios galėjo būti panaudotos magistrinio darbo kontekste kuriant archetipais paremtų užklausų analizatorių, tačiau šios progaminės įrangos kūrimas jau baigtas, todėl panaudotus įrangius bus galima panaudoti tik ateityje tobulinant sistemą.</text:p>
      <text:h text:style-name="Heading_20_1" text:outline-level="1"><text:bookmark-start text:name="__RefHeading__1899_1574162362"/>Išvados<text:bookmark-end text:name="__RefHeading__1899_1574162362"/></text:h>
      <text:p text:style-name="Text_20_body">Laboratorinio darbo metu buvo:</text:p>
      <text:list xml:id="list330860524" text:style-name="L5">
        <text:list-item>
          <text:p text:style-name="P15">Išmokta naudotis Lex ir Yacc įrankiais.</text:p>
        </text:list-item>
        <text:list-item>
          <text:p text:style-name="P15">Išmokta kalbą aprašyti BNF notacija.</text:p>
        </text:list-item>
        <text:list-item>
          <text:p text:style-name="P15">Atlikti sistemos atnaujinimo darbai, po kurių sukurtas kompiliatorius gali dirbti su realiaisiais ir sveikaisiais skaičiais, atlikti aritmetines daugybos ir sudėties operacijas ir apskaičiuoti hiperbolinį tangentą.</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j-ea" svg:font-family="+mj-ea" style:font-family-generic="roman"/>
    <style:font-face style:name="FreeSans1" svg:font-family="FreeSans" style:font-family-generic="swiss"/>
    <style:font-face style:name="mono" svg:font-family="mono" style:font-adornments="Normalus" style:font-pitch="fixed"/>
    <style:font-face style:name="Courier New" svg:font-family="'Courier New'"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lt" fo:country="L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indent="1.27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100%" fo:margin-left="0cm" fo:margin-right="0cm" fo:line-height="150%" fo:text-indent="1.27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22cm" fo:margin-bottom="0.10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21cm"/>
      <style:text-properties fo:font-size="14pt" fo:font-style="italic" fo:font-weight="bold" style:font-size-asian="14pt" style:font-style-asian="italic" style:font-weight-asian="bold" style:font-size-complex="14pt" style:font-style-complex="italic" style:font-weight-complex="bold"/>
    </style:style>
    <style:style style:name="kodas" style:family="paragraph" style:parent-style-name="Standard" style:master-page-name="">
      <style:paragraph-properties fo:margin="100%" fo:margin-left="0cm" fo:margin-right="0cm" fo:margin-top="0cm" fo:margin-bottom="0cm" fo:text-indent="1.27cm" style:auto-text-indent="false" style:page-number="auto"/>
      <style:text-properties style:font-name="mono" fo:font-size="11pt" style:font-size-asian="10.5pt"/>
    </style:style>
    <style:style style:name="Heading_20_3" style:display-name="Heading 3" style:family="paragraph" style:parent-style-name="Heading" style:next-style-name="Text_20_body" style:default-outline-level="3" style:class="text">
      <style:paragraph-properties fo:margin-top="0.22cm" fo:margin-bottom="0.21cm"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 style:family="paragraph">
      <style:paragraph-properties fo:orphans="2" fo:widows="2" style:text-autospace="none"/>
      <style:text-properties fo:color="#000000" style:font-name="Times New Roman" fo:font-size="12pt" fo:language="en" fo:country="US" style:font-name-asian="Calibri" style:font-size-asian="12pt" style:font-name-complex="Calibri" style:font-size-complex="12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3pt" fo:language="lt" fo:country="LT" style:font-size-asian="13pt" style:font-size-complex="13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49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199cm" fo:margin-left="0cm" fo:margin-right="0cm" fo:margin-top="0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header>
        <text:p text:style-name="Header"/>
      </style:header>
      <style:footer>
        <text:p text:style-name="MP2">Kauna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Šarūnas Gliebus</meta:initial-creator>
    <meta:creation-date>2012-03-31T20:30:26</meta:creation-date>
    <dc:date>2012-05-03T07:28:10</dc:date>
    <dc:creator>Šarūnas Gliebus</dc:creator>
    <meta:editing-duration>PT12H48M10S</meta:editing-duration>
    <meta:editing-cycles>19</meta:editing-cycles>
    <meta:generator>LibreOffice/3.5$Linux_X86_64 LibreOffice_project/350m1$Build-202</meta:generator>
    <meta:document-statistic meta:table-count="0" meta:image-count="0" meta:object-count="0" meta:page-count="8" meta:paragraph-count="351" meta:word-count="1172" meta:character-count="9734" meta:non-whitespace-character-count="8560"/>
  </office:meta>
</office:document-meta>
</file>